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400000220B3B56E8A71530424.png" manifest:media-type="image/png"/>
  <manifest:file-entry manifest:full-path="Pictures/1000000000000340000003833D7F24EB18371A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071cm" svg:height="14.124cm" svg:x="0.063cm" svg:y="0.354cm">
          <draw:image xlink:href="Pictures/1000000000000340000003833D7F24EB18371A2E.png" xlink:type="simple" xlink:show="embed" xlink:actuate="onLoad" loext:mime-type="image/png">
            <text:p/>
          </draw:image>
        </draw:frame>
        <draw:frame draw:style-name="gr1" draw:text-style-name="P1" draw:layer="layout" svg:width="17.577cm" svg:height="12.575cm" svg:x="12.934cm" svg:y="0.941cm">
          <draw:image xlink:href="Pictures/100000000000036400000220B3B56E8A71530424.png" xlink:type="simple" xlink:show="embed" xlink:actuate="onLoad" loext:mime-type="image/png">
            <text:p/>
          </draw:image>
        </draw:frame>
        <draw:frame draw:style-name="gr2" draw:text-style-name="P2" draw:layer="layout" svg:width="16.764cm" svg:height="0.962cm" svg:x="14.732cm" svg:y="13.716cm">
          <draw:text-box>
            <text:p><text:tab/><text:span text:style-name="T1">Multimodal Anchors Extracted by HKT Mode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53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793cm" svg:x="1cm" svg:y="3.524cm"/>
      <draw:page-thumbnail draw:layer="backgroundobjects" svg:width="9.294cm" svg:height="4.793cm" svg:x="1cm" svg:y="11.572cm"/>
      <draw:page-thumbnail draw:layer="backgroundobjects" svg:width="9.294cm" svg:height="4.793cm" svg:x="1cm" svg:y="19.62cm"/>
      <draw:page-thumbnail draw:layer="backgroundobjects" svg:width="9.294cm" svg:height="4.793cm" svg:x="11.295cm" svg:y="3.524cm"/>
      <draw:page-thumbnail draw:layer="backgroundobjects" svg:width="9.294cm" svg:height="4.793cm" svg:x="11.295cm" svg:y="11.572cm"/>
      <draw:page-thumbnail draw:layer="backgroundobjects" svg:width="9.294cm" svg:height="4.793cm" svg:x="11.295cm" svg:y="19.6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11:12:51.333499004</meta:creation-date>
    <dc:date>2020-12-02T11:19:17.363295612</dc:date>
    <meta:editing-duration>PT6M26S</meta:editing-duration>
    <meta:editing-cycles>1</meta:editing-cycles>
    <meta:document-statistic meta:object-count="26"/>
    <meta:generator>LibreOffice/6.2.8.2$Linux_X86_64 LibreOffice_project/20$Build-2</meta:generator>
  </office:meta>
</office:document-meta>
</file>